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OpenSymbol" svg:font-family="OpenSymbol" style:font-charset="x-symbol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 style:master-page-name="MP0">
      <style:table-properties style:width="17.092cm" fo:margin-left="0cm" style:page-number="auto" table:align="left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4.247cm"/>
    </style:style>
    <style:style style:name="Таблица1.1" style:family="table-row">
      <style:table-row-properties style:min-row-height="6.024cm" style:use-optimal-row-height="false"/>
    </style:style>
    <style:style style:name="Таблица1.A1" style:family="table-cell">
      <style:table-cell-properties fo:background-color="#ffffff" fo:padding-left="0.018cm" fo:padding-right="0.018cm" fo:padding-top="0cm" fo:padding-bottom="0cm" fo:border="0.25pt solid #000000" style:writing-mode="lr-tb">
        <style:background-image/>
      </style:table-cell-properties>
    </style:style>
    <style:style style:name="Таблица2" style:family="table">
      <style:table-properties style:width="16.995cm" fo:margin-left="0cm" table:align="left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6cm"/>
    </style:style>
    <style:style style:name="Таблица2.G" style:family="table-column">
      <style:table-column-properties style:column-width="2.842cm"/>
    </style:style>
    <style:style style:name="Таблица2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Обычный">
      <style:paragraph-properties fo:break-before="page"/>
    </style:style>
    <style:style style:name="P2" style:family="paragraph" style:parent-style-name="Обычный">
      <style:paragraph-properties fo:line-height="200%"/>
    </style:style>
    <style:style style:name="P3" style:family="paragraph" style:parent-style-name="Обычный">
      <style:paragraph-properties fo:line-height="200%" fo:text-align="end" style:justify-single-word="false"/>
    </style:style>
    <style:style style:name="P4" style:family="paragraph" style:parent-style-name="Обычный">
      <style:paragraph-properties fo:margin-left="0.635cm" fo:margin-right="0cm" fo:text-indent="0cm" style:auto-text-indent="false">
        <style:tab-stops/>
      </style:paragraph-properties>
    </style:style>
    <style:style style:name="P5" style:family="paragraph" style:parent-style-name="Обычный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6" style:family="paragraph" style:parent-style-name="Обычный">
      <style:paragraph-properties fo:text-align="justify" style:justify-single-word="false"/>
    </style:style>
    <style:style style:name="P7" style:family="paragraph" style:parent-style-name="Обычный">
      <style:text-properties style:font-name-asian="Calibri" style:font-name-complex="Calibri"/>
    </style:style>
    <style:style style:name="P8" style:family="paragraph" style:parent-style-name="Обычный">
      <loext:graphic-properties draw:fill="solid" draw:fill-color="#ffffff" draw:opacity="100%"/>
      <style:paragraph-properties fo:orphans="2" fo:widows="2" fo:hyphenation-ladder-count="no-limit" fo:background-color="#ffffff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Times New Roman" fo:font-size="10pt" fo:language="en" fo:country="US" style:letter-kerning="false" style:font-size-asian="10pt" style:font-size-complex="10pt" fo:hyphenate="true" loext:hyphenation-no-caps="false"/>
    </style:style>
    <style:style style:name="P9" style:family="paragraph" style:parent-style-name="Обычный">
      <loext:graphic-properties draw:fill="solid" draw:fill-color="#ffffff" draw:opacity="100%"/>
      <style:paragraph-properties fo:orphans="2" fo:widows="2" fo:hyphenation-ladder-count="no-limit" fo:background-color="#ffffff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Times New Roman" fo:font-size="10pt" style:letter-kerning="false" style:font-size-asian="10pt" style:font-size-complex="10pt" fo:hyphenate="true" loext:hyphenation-no-caps="false"/>
    </style:style>
    <style:style style:name="P10" style:family="paragraph" style:parent-style-name="Обычный">
      <loext:graphic-properties draw:fill="solid" draw:fill-color="#ffffff" draw:opacity="100%"/>
      <style:paragraph-properties fo:orphans="2" fo:widows="2" fo:hyphenation-ladder-count="no-limit" fo:background-color="#ffffff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11" style:family="paragraph" style:parent-style-name="Обычный">
      <style:text-properties style:font-name="Courier New" fo:font-size="9pt" style:font-size-asian="9pt" style:font-name-complex="Courier New" style:font-size-complex="9pt"/>
    </style:style>
    <style:style style:name="P12" style:family="paragraph" style:parent-style-name="Обычный">
      <style:paragraph-properties fo:text-align="end" style:justify-single-word="false"/>
    </style:style>
    <style:style style:name="P13" style:family="paragraph" style:parent-style-name="Обычный">
      <style:paragraph-properties fo:margin-left="0.635cm" fo:margin-right="0cm" fo:text-align="end" style:justify-single-word="false" fo:text-indent="0cm" style:auto-text-indent="false">
        <style:tab-stops/>
      </style:paragraph-properties>
    </style:style>
    <style:style style:name="P14" style:family="paragraph" style:parent-style-name="Обычный">
      <style:paragraph-properties fo:text-align="center" style:justify-single-word="false"/>
    </style:style>
    <style:style style:name="P15" style:family="paragraph" style:parent-style-name="Standard">
      <style:paragraph-properties style:line-height-at-least="0.402cm"/>
      <style:text-properties fo:color="#d4d4d4" loext:opacity="100%" style:font-name="Droid Sans Mono" fo:font-size="8.39999961853027pt" fo:font-weight="normal" fo:background-color="#1e1e1e"/>
    </style:style>
    <style:style style:name="P16" style:family="paragraph" style:parent-style-name="Standard">
      <loext:graphic-properties draw:fill="solid" draw:fill-color="#ffffff" draw:opacity="100%"/>
      <style:paragraph-properties fo:orphans="2" fo:widows="2" fo:hyphenation-ladder-count="no-limit" fo:background-color="#ffffff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d4d4d4" loext:opacity="100%" style:font-name="Droid Sans Mono" fo:font-size="8.39999961853027pt" fo:font-weight="normal" fo:background-color="#1e1e1e" style:font-size-asian="8pt" style:font-size-complex="8pt" fo:hyphenate="true" loext:hyphenation-no-caps="false"/>
    </style:style>
    <style:style style:name="P17" style:family="paragraph" style:parent-style-name="Standard">
      <style:paragraph-properties style:line-height-at-least="0.402cm"/>
      <style:text-properties fo:color="#6a9955" loext:opacity="100%" style:font-name="Droid Sans Mono" fo:font-size="8.39999961853027pt" fo:font-weight="normal" fo:background-color="#1e1e1e"/>
    </style:style>
    <style:style style:name="P18" style:family="paragraph" style:parent-style-name="Standard">
      <style:paragraph-properties style:line-height-at-least="0.402cm"/>
    </style:style>
    <style:style style:name="P19" style:family="paragraph" style:parent-style-name="Обычный" style:list-style-name="L1">
      <style:paragraph-properties>
        <style:tab-stops>
          <style:tab-stop style:position="-52.776cm"/>
        </style:tab-stops>
      </style:paragraph-properties>
    </style:style>
    <style:style style:name="P20" style:family="paragraph" style:parent-style-name="Обычный" style:list-style-name="L2">
      <style:paragraph-properties>
        <style:tab-stops>
          <style:tab-stop style:position="-52.776cm"/>
        </style:tab-stops>
      </style:paragraph-properties>
    </style:style>
    <style:style style:name="P21" style:family="paragraph" style:parent-style-name="Обычный" style:list-style-name="L3">
      <style:paragraph-properties>
        <style:tab-stops>
          <style:tab-stop style:position="-52.776cm"/>
        </style:tab-stops>
      </style:paragraph-properties>
    </style:style>
    <style:style style:name="P22" style:family="paragraph" style:parent-style-name="Обычный" style:list-style-name="L4">
      <style:paragraph-properties>
        <style:tab-stops>
          <style:tab-stop style:position="-52.776cm"/>
        </style:tab-stops>
      </style:paragraph-properties>
    </style:style>
    <style:style style:name="P23" style:family="paragraph" style:parent-style-name="Обычный" style:list-style-name="L5">
      <style:paragraph-properties>
        <style:tab-stops>
          <style:tab-stop style:position="-52.776cm"/>
        </style:tab-stops>
      </style:paragraph-properties>
    </style:style>
    <style:style style:name="P24" style:family="paragraph" style:parent-style-name="Обычный" style:list-style-name="L6">
      <style:paragraph-properties>
        <style:tab-stops>
          <style:tab-stop style:position="-52.776cm"/>
        </style:tab-stops>
      </style:paragraph-properties>
    </style:style>
    <style:style style:name="P25" style:family="paragraph" style:parent-style-name="Обычный" style:list-style-name="L8">
      <style:paragraph-properties>
        <style:tab-stops>
          <style:tab-stop style:position="-52.776cm"/>
        </style:tab-stops>
      </style:paragraph-properties>
    </style:style>
    <style:style style:name="P26" style:family="paragraph" style:parent-style-name="Обычный" style:list-style-name="L7">
      <style:paragraph-properties fo:text-align="justify" style:justify-single-word="false">
        <style:tab-stops>
          <style:tab-stop style:position="-52.776cm"/>
        </style:tab-stops>
      </style:paragraph-properties>
    </style:style>
    <style:style style:name="P27" style:family="paragraph" style:parent-style-name="Обычный">
      <loext:graphic-properties draw:fill="solid" draw:fill-color="#ffffff" draw:opacity="100%"/>
      <style:paragraph-properties fo:orphans="2" fo:widows="2" fo:hyphenation-ladder-count="no-limit" fo:background-color="#ffffff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fo:font-size="8pt" style:font-size-asian="8pt" style:font-size-complex="8pt" fo:hyphenate="true" loext:hyphenation-no-caps="false"/>
    </style:style>
    <style:style style:name="T1" style:family="text">
      <style:text-properties style:font-name="Times New Roman" fo:font-size="12pt" fo:font-weight="bold" style:font-size-asian="12pt" style:font-weight-asian="bold"/>
    </style:style>
    <style:style style:name="T2" style:family="text">
      <style:text-properties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size-asian="12pt"/>
    </style:style>
    <style:style style:name="T3" style:family="text">
      <style:text-properties style:font-name="Times New Roman" fo:font-size="12pt" style:font-size-asian="12pt"/>
    </style:style>
    <style:style style:name="T4" style:family="text">
      <style:text-properties style:font-name="Times New Roman" fo:font-size="14pt" style:font-size-asian="14pt"/>
    </style:style>
    <style:style style:name="T5" style:family="text">
      <style:text-properties style:font-name="Times New Roman" fo:font-size="10pt" style:font-size-asian="10pt"/>
    </style:style>
    <style:style style:name="T6" style:family="text"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T7" style:family="text">
      <style:text-properties style:font-name="Times New Roman" fo:font-size="10pt" style:text-underline-style="solid" style:text-underline-width="auto" style:text-underline-color="font-color" officeooo:rsid="000d2caf" style:text-underline-mode="continuous" style:text-overline-mode="continuous" style:text-line-through-mode="continuous" style:font-size-asian="10pt"/>
    </style:style>
    <style:style style:name="T8" style:family="text">
      <style:text-properties style:font-name="Times New Roman" fo:font-size="10pt" fo:language="en" fo:country="US" style:font-size-asian="10pt"/>
    </style:style>
    <style:style style:name="T9" style:family="text">
      <style:text-properties style:font-name="Times New Roman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T10" style:family="text">
      <style:text-properties style:font-name="Times New Roman" fo:font-size="10pt" fo:language="en" fo:country="US" style:text-underline-style="solid" style:text-underline-width="auto" style:text-underline-color="font-color" officeooo:rsid="000d2caf" style:text-underline-mode="continuous" style:text-overline-mode="continuous" style:text-line-through-mode="continuous" style:font-size-asian="10pt"/>
    </style:style>
    <style:style style:name="T11" style:family="text">
      <style:text-properties style:font-name="Times New Roman" fo:font-size="10pt" fo:font-weight="bold" style:font-size-asian="10pt" style:font-weight-asian="bold"/>
    </style:style>
    <style:style style:name="T12" style:family="text">
      <style:text-properties style:font-name="Times New Roman" fo:font-size="10pt" fo:font-style="italic" style:font-size-asian="10pt" style:font-style-asian="italic"/>
    </style:style>
    <style:style style:name="T13" style:family="text">
      <style:text-properties style:font-name="Times New Roman" fo:font-size="10pt" fo:font-style="italic" officeooo:rsid="000d2caf" style:font-size-asian="10pt" style:font-style-asian="italic"/>
    </style:style>
    <style:style style:name="T14" style:family="text">
      <style:text-properties style:font-name="Times New Roman" fo:font-size="10pt" fo:font-style="italic" fo:font-weight="bold" style:font-size-asian="10pt" style:font-style-asian="italic" style:font-weight-asian="bold"/>
    </style:style>
    <style:style style:name="T15" style:family="text">
      <style:text-properties style:font-name="Segoe UI Symbol" fo:font-size="12pt" style:font-name-asian="Segoe UI Symbol" style:font-size-asian="12pt" style:font-name-complex="Segoe UI Symbol"/>
    </style:style>
    <style:style style:name="T16" style:family="text">
      <style:text-properties style:font-name="Segoe UI Symbol" fo:font-size="10pt" style:font-name-asian="Segoe UI Symbol" style:font-size-asian="10pt" style:font-name-complex="Segoe UI Symbol"/>
    </style:style>
    <style:style style:name="T17" style:family="text">
      <style:text-properties fo:color="#000000" loext:opacity="100%" style:font-name="Times New Roman" fo:font-size="10pt" fo:language="en" fo:country="US" style:letter-kerning="false" style:font-size-asian="10pt" style:font-size-complex="10pt"/>
    </style:style>
    <style:style style:name="T18" style:family="text">
      <style:text-properties fo:color="#000000" loext:opacity="100%" style:font-name="Times New Roman" fo:font-size="10pt" style:letter-kerning="false" style:font-size-asian="10pt" style:font-size-complex="10pt"/>
    </style:style>
    <style:style style:name="T19" style:family="text">
      <style:text-properties fo:color="#c586c0" loext:opacity="100%"/>
    </style:style>
    <style:style style:name="T20" style:family="text">
      <style:text-properties fo:color="#569cd6" loext:opacity="100%"/>
    </style:style>
    <style:style style:name="T21" style:family="text">
      <style:text-properties fo:color="#ce9178" loext:opacity="100%"/>
    </style:style>
    <style:style style:name="T22" style:family="text">
      <style:text-properties fo:color="#dcdcaa" loext:opacity="100%"/>
    </style:style>
    <style:style style:name="T23" style:family="text">
      <style:text-properties fo:color="#9cdcfe" loext:opacity="100%"/>
    </style:style>
    <style:style style:name="T24" style:family="text">
      <style:text-properties fo:color="#b5cea8" loext:opacity="100%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visible-area-left="0cm" draw:visible-area-top="0cm" draw:visible-area-width="5cm" draw:visible-area-height="5cm" draw:ole-draw-aspect="1"/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Picture 1" text:anchor-type="as-char" svg:y="0cm" svg:width="1.905cm" style:rel-width="scale" svg:height="2.201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2"><text:span text:style-name="Основной_20_шрифт_20_абзаца"><text:span text:style-name="T1">Отчёт по лабораторной работе</text:span></text:span><text:span text:style-name="Основной_20_шрифт_20_абзаца"><text:span text:style-name="T15">№</text:span></text:span><text:span text:style-name="Основной_20_шрифт_20_абзаца"><text:span text:style-name="T2"><text:tab/>14<text:tab/></text:span></text:span><text:span text:style-name="Основной_20_шрифт_20_абзаца"><text:span text:style-name="T3">по курсу </text:span></text:span><text:span text:style-name="Основной_20_шрифт_20_абзаца"><text:span text:style-name="T2"><text:tab/>1<text:tab/></text:span></text:span><text:span text:style-name="Основной_20_шрифт_20_абзаца"><text:span text:style-name="T4">­</text:span></text:span></text:p>
            <text:p text:style-name="P3"><text:span text:style-name="Основной_20_шрифт_20_абзаца"><text:span text:style-name="T5">студента группы <text:s/></text:span></text:span><text:span text:style-name="Основной_20_шрифт_20_абзаца"><text:span text:style-name="T6">М8О-10</text:span></text:span><text:span text:style-name="Основной_20_шрифт_20_абзаца"><text:span text:style-name="T7">7</text:span></text:span><text:span text:style-name="Основной_20_шрифт_20_абзаца"><text:span text:style-name="T6">Б </text:span></text:span><text:span text:style-name="Основной_20_шрифт_20_абзаца"><text:span text:style-name="T7">Диёров Даврон</text:span></text:span><text:span text:style-name="Основной_20_шрифт_20_абзаца"><text:span text:style-name="T6"><text:tab/></text:span></text:span><text:span text:style-name="Основной_20_шрифт_20_абзаца"><text:span text:style-name="T5">, </text:span></text:span><text:span text:style-name="Основной_20_шрифт_20_абзаца"><text:span text:style-name="T16">№</text:span></text:span><text:span text:style-name="Основной_20_шрифт_20_абзаца"><text:span text:style-name="T5"> по списку 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7">10</text:span></text:span><text:span text:style-name="Основной_20_шрифт_20_абзаца"><text:span text:style-name="T6"><text:tab/></text:span></text:span></text:p>
            <text:p text:style-name="P3"><text:span text:style-name="Основной_20_шрифт_20_абзаца"><text:span text:style-name="T5">Адреса</text:span></text:span><text:span text:style-name="Основной_20_шрифт_20_абзаца"><text:span text:style-name="T8"> www, e-mail, jabber, skype</text:span></text:span><text:span text:style-name="Основной_20_шрифт_20_абзаца"><text:span text:style-name="T9"><text:tab/></text:span></text:span><text:span text:style-name="Основной_20_шрифт_20_абзаца"><text:span text:style-name="T10">ddiyorov1@gmail.com</text:span></text:span><text:span text:style-name="Основной_20_шрифт_20_абзаца"><text:span text:style-name="T9"><text:tab/><text:tab/></text:span></text:span><text:span text:style-name="Основной_20_шрифт_20_абзаца"><text:span text:style-name="T5"><text:tab/></text:span></text:span></text:p>
            <text:p text:style-name="P3"><text:span text:style-name="Основной_20_шрифт_20_абзаца"><text:span text:style-name="T5">Входной контроль знаний с оценкой </text:span></text:span><text:span text:style-name="Основной_20_шрифт_20_абзаца"><text:span text:style-name="T6"><text:tab/><text:tab/><text:tab/><text:tab/><text:tab/></text:span></text:span></text:p>
            <text:p text:style-name="P3"><text:span text:style-name="Основной_20_шрифт_20_абзаца"><text:span text:style-name="T5">Отчёт сдан “</text:span></text:span><text:span text:style-name="Основной_20_шрифт_20_абзаца"><text:span text:style-name="T6"><text:tab/></text:span></text:span><text:span text:style-name="Основной_20_шрифт_20_абзаца"><text:span text:style-name="T5">“ </text:span></text:span><text:span text:style-name="Основной_20_шрифт_20_абзаца"><text:span text:style-name="T6"><text:tab/><text:tab/></text:span></text:span><text:span text:style-name="Основной_20_шрифт_20_абзаца"><text:span text:style-name="T5">20</text:span></text:span><text:span text:style-name="Основной_20_шрифт_20_абзаца"><text:span text:style-name="T6"><text:tab/></text:span></text:span><text:span text:style-name="Основной_20_шрифт_20_абзаца"><text:span text:style-name="T5">г., итоговая оценка </text:span></text:span><text:span text:style-name="Основной_20_шрифт_20_абзаца"><text:span text:style-name="T6"><text:tab/><text:tab/></text:span></text:span></text:p>
            <text:p text:style-name="P3"><text:span text:style-name="Основной_20_шрифт_20_абзаца"><text:span text:style-name="T5">Подпись преподавателя </text:span></text:span><text:span text:style-name="Основной_20_шрифт_20_абзаца"><text:span text:style-name="T6"><text:tab/><text:tab/><text:tab/><text:tab/></text:span></text:span></text:p>
          </table:table-cell>
        </table:table-row>
      </table:table>
      <text:p text:style-name="Обычный"/>
      <text:list xml:id="list2147953849" text:style-name="L1">
        <text:list-item>
          <text:p text:style-name="P19"><text:span text:style-name="Основной_20_шрифт_20_абзаца"><text:span text:style-name="T11">Тема</text:span></text:span><text:span text:style-name="Основной_20_шрифт_20_абзаца"><text:span text:style-name="T5">: Вложенные циклы с параметрами. Обход и линеаризация матриц.</text:span></text:span></text:p>
        </text:list-item>
      </text:list>
      <text:p text:style-name="Обычный"/>
      <text:list xml:id="list3515166416" text:style-name="L2">
        <text:list-item>
          <text:p text:style-name="P20"><text:span text:style-name="Основной_20_шрифт_20_абзаца"><text:span text:style-name="T11">Цель работы</text:span></text:span><text:span text:style-name="Основной_20_шрифт_20_абзаца"><text:span text:style-name="T5">: Провести преобразования над матрицей</text:span></text:span></text:p>
        </text:list-item>
        <text:list-item>
          <text:p text:style-name="P20"><text:span text:style-name="Основной_20_шрифт_20_абзаца"><text:span text:style-name="T11">Задание</text:span></text:span><text:span text:style-name="Основной_20_шрифт_20_абзаца"><text:span text:style-name="T5"> (</text:span></text:span><text:span text:style-name="Основной_20_шрифт_20_абзаца"><text:span text:style-name="T12">вариант </text:span></text:span><text:span text:style-name="Основной_20_шрифт_20_абзаца"><text:span text:style-name="T13">10</text:span></text:span><text:span text:style-name="Основной_20_шрифт_20_абзаца"><text:span text:style-name="T5">): Провести преобразования над матрицей</text:span></text:span></text:p>
        </text:list-item>
      </text:list>
      <text:list xml:id="list189686713" text:style-name="L3">
        <text:list-item>
          <text:p text:style-name="P21"><text:span text:style-name="Основной_20_шрифт_20_абзаца"><text:span text:style-name="T11">Оборудование</text:span></text:span><text:span text:style-name="Основной_20_шрифт_20_абзаца"><text:span text:style-name="T5"> (</text:span></text:span><text:span text:style-name="Основной_20_шрифт_20_абзаца"><text:span text:style-name="T12">лабораторное</text:span></text:span><text:span text:style-name="Основной_20_шрифт_20_абзаца"><text:span text:style-name="T5">):</text:span></text:span></text:p>
        </text:list-item>
      </text:list>
      <text:p text:style-name="P4"><text:span text:style-name="Основной_20_шрифт_20_абзаца"><text:span text:style-name="T5">ЭВМ </text:span></text:span><text:span text:style-name="Основной_20_шрифт_20_абзаца"><text:span text:style-name="T6"><text:tab/><text:tab/></text:span></text:span><text:span text:style-name="Основной_20_шрифт_20_абзаца"><text:span text:style-name="T5">, процессор </text:span></text:span><text:span text:style-name="Основной_20_шрифт_20_абзаца"><text:span text:style-name="T6"><text:tab/><text:tab/></text:span></text:span><text:span text:style-name="Основной_20_шрифт_20_абзаца"><text:span text:style-name="T5">, имя узла сети </text:span></text:span><text:span text:style-name="Основной_20_шрифт_20_абзаца"><text:span text:style-name="T6"><text:tab/><text:tab/><text:tab/></text:span></text:span><text:span text:style-name="Основной_20_шрифт_20_абзаца"><text:span text:style-name="T5"> с ОП </text:span></text:span><text:span text:style-name="Основной_20_шрифт_20_абзаца"><text:span text:style-name="T6"><text:tab/><text:tab/> <text:s text:c="8"/></text:span></text:span><text:span text:style-name="Основной_20_шрифт_20_абзаца"><text:span text:style-name="T5"><text:s/>МБ</text:span></text:span></text:p>
      <text:p text:style-name="P5"><text:span text:style-name="Основной_20_шрифт_20_абзаца"><text:span text:style-name="T5">НМД </text:span></text:span><text:span text:style-name="Основной_20_шрифт_20_абзаца"><text:span text:style-name="T6"><text:tab/><text:tab/></text:span></text:span><text:span text:style-name="Основной_20_шрифт_20_абзаца"><text:span text:style-name="T5"> ГБ. <text:s/>Терминал </text:span></text:span><text:span text:style-name="Основной_20_шрифт_20_абзаца"><text:span text:style-name="T6"><text:tab/><text:tab/></text:span></text:span><text:span text:style-name="Основной_20_шрифт_20_абзаца"><text:span text:style-name="T5"> адрес </text:span></text:span><text:span text:style-name="Основной_20_шрифт_20_абзаца"><text:span text:style-name="T6"><text:tab/><text:tab/><text:tab/></text:span></text:span><text:span text:style-name="Основной_20_шрифт_20_абзаца"><text:span text:style-name="T5">. Принтер </text:span></text:span><text:span text:style-name="Основной_20_шрифт_20_абзаца"><text:span text:style-name="T6"><text:tab/><text:tab/><text:tab/></text:span></text:span></text:p>
      <text:p text:style-name="P5"><text:span text:style-name="Основной_20_шрифт_20_абзаца"><text:span text:style-name="T5">Другие устройства </text:span></text:span><text:span text:style-name="Основной_20_шрифт_20_абзаца"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5"/>
      <text:p text:style-name="P5"><text:span text:style-name="Основной_20_шрифт_20_абзаца"><text:span text:style-name="T12">Оборудование ПЭВМ студента, если использовалось:</text:span></text:span></text:p>
      <text:p text:style-name="P5"><text:span text:style-name="Основной_20_шрифт_20_абзаца"><text:span text:style-name="T5">Процессор</text:span></text:span><text:span text:style-name="Основной_20_шрифт_20_абзаца"><text:span text:style-name="T8"> </text:span></text:span><text:span text:style-name="Основной_20_шрифт_20_абзаца"><text:span text:style-name="T9"><text:tab/><text:tab/>intel core i5-7200U<text:tab/><text:tab/></text:span></text:span><text:span text:style-name="Основной_20_шрифт_20_абзаца"><text:span text:style-name="T8">, </text:span></text:span><text:span text:style-name="Основной_20_шрифт_20_абзаца"><text:span text:style-name="T5">ОП</text:span></text:span><text:span text:style-name="Основной_20_шрифт_20_абзаца"><text:span text:style-name="T8"> </text:span></text:span><text:span text:style-name="Основной_20_шрифт_20_абзаца"><text:span text:style-name="T9"><text:tab/>12288<text:tab/></text:span></text:span><text:span text:style-name="Основной_20_шрифт_20_абзаца"><text:span text:style-name="T8"> </text:span></text:span><text:span text:style-name="Основной_20_шрифт_20_абзаца"><text:span text:style-name="T5">МБ</text:span></text:span><text:span text:style-name="Основной_20_шрифт_20_абзаца"><text:span text:style-name="T8">, </text:span></text:span><text:span text:style-name="Основной_20_шрифт_20_абзаца"><text:span text:style-name="T5">НМД</text:span></text:span><text:span text:style-name="Основной_20_шрифт_20_абзаца"><text:span text:style-name="T8"> </text:span></text:span><text:span text:style-name="Основной_20_шрифт_20_абзаца"><text:span text:style-name="T9">180</text:span></text:span><text:span text:style-name="Основной_20_шрифт_20_абзаца"><text:span text:style-name="T8"> </text:span></text:span><text:span text:style-name="Основной_20_шрифт_20_абзаца"><text:span text:style-name="T5">ГБ</text:span></text:span><text:span text:style-name="Основной_20_шрифт_20_абзаца"><text:span text:style-name="T8">. </text:span></text:span><text:span text:style-name="Основной_20_шрифт_20_абзаца"><text:span text:style-name="T5">Монитор </text:span></text:span><text:span text:style-name="Основной_20_шрифт_20_абзаца"><text:span text:style-name="T6"><text:tab/><text:tab/><text:tab/></text:span></text:span></text:p>
      <text:p text:style-name="P5"><text:span text:style-name="Основной_20_шрифт_20_абзаца"><text:span text:style-name="T5">Другие устройства </text:span></text:span><text:span text:style-name="Основной_20_шрифт_20_абзаца"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Обычный"/>
      <text:list xml:id="list3694858880" text:style-name="L4">
        <text:list-item>
          <text:p text:style-name="P22"><text:span text:style-name="Основной_20_шрифт_20_абзаца"><text:span text:style-name="T11">Программное обеспечение</text:span></text:span><text:span text:style-name="Основной_20_шрифт_20_абзаца"><text:span text:style-name="T5"> (</text:span></text:span><text:span text:style-name="Основной_20_шрифт_20_абзаца"><text:span text:style-name="T12">лабораторное</text:span></text:span><text:span text:style-name="Основной_20_шрифт_20_абзаца"><text:span text:style-name="T5">):</text:span></text:span></text:p>
        </text:list-item>
      </text:list>
      <text:p text:style-name="P4"><text:span text:style-name="Основной_20_шрифт_20_абзаца"><text:span text:style-name="T5">Операционная система семейства </text:span></text:span><text:span text:style-name="Основной_20_шрифт_20_абзаца"><text:span text:style-name="T6"><text:tab/><text:tab/></text:span></text:span><text:span text:style-name="Основной_20_шрифт_20_абзаца"><text:span text:style-name="T5">, наименование </text:span></text:span><text:span text:style-name="Основной_20_шрифт_20_абзаца"><text:span text:style-name="T6"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6"><text:tab/><text:tab/></text:span></text:span></text:p>
      <text:p text:style-name="P4"><text:span text:style-name="Основной_20_шрифт_20_абзаца"><text:span text:style-name="T5">Интерпретатор команд </text:span></text:span><text:span text:style-name="Основной_20_шрифт_20_абзаца"><text:span text:style-name="T6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6"><text:tab/><text:tab/><text:tab/></text:span></text:span></text:p>
      <text:p text:style-name="P4"><text:span text:style-name="Основной_20_шрифт_20_абзаца"><text:span text:style-name="T5">Система программирования </text:span></text:span><text:span text:style-name="Основной_20_шрифт_20_абзаца"><text:span text:style-name="T6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6"><text:tab/><text:tab/><text:tab/></text:span></text:span></text:p>
      <text:p text:style-name="P4"><text:span text:style-name="Основной_20_шрифт_20_абзаца"><text:span text:style-name="T5">Редактор текстов </text:span></text:span><text:span text:style-name="Основной_20_шрифт_20_абзаца"><text:span text:style-name="T6"><text:tab/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6"><text:tab/><text:tab/><text:tab/></text:span></text:span></text:p>
      <text:p text:style-name="P4"><text:span text:style-name="Основной_20_шрифт_20_абзаца"><text:span text:style-name="T5">Утилиты операционной системы </text:span></text:span><text:span text:style-name="Основной_20_шрифт_20_абзаца"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4"><text:span text:style-name="Основной_20_шрифт_20_абзаца"><text:span text:style-name="T5">Прикладные системы и программы </text:span></text:span><text:span text:style-name="Основной_20_шрифт_20_абзаца"><text:span text:style-name="T6"><text:tab/><text:tab/><text:tab/><text:tab/><text:tab/><text:tab/><text:tab/><text:tab/><text:tab/></text:span></text:span></text:p>
      <text:p text:style-name="P4"><text:span text:style-name="Основной_20_шрифт_20_абзаца"><text:span text:style-name="T5">Местонахождения и имена файлов программ и данных </text:span></text:span><text:span text:style-name="Основной_20_шрифт_20_абзаца"><text:span text:style-name="T6"><text:tab/><text:tab/><text:tab/><text:tab/><text:tab/><text:tab/><text:tab/><text:tab/><text:tab/><text:tab/><text:tab/><text:tab/><text:tab/><text:tab/><text:tab/><text:tab/><text:tab/><text:tab/><text:tab/></text:span></text:span></text:p>
      <text:p text:style-name="P4"/>
      <text:p text:style-name="P4"><text:span text:style-name="Основной_20_шрифт_20_абзаца"><text:span text:style-name="T12">Программное обеспечение ЭВМ студента, если использовалось:</text:span></text:span></text:p>
      <text:p text:style-name="P4"><text:span text:style-name="Основной_20_шрифт_20_абзаца"><text:span text:style-name="T5">Операционная система семейства </text:span></text:span><text:span text:style-name="Основной_20_шрифт_20_абзаца"><text:span text:style-name="T6"><text:tab/><text:tab/></text:span></text:span><text:span text:style-name="Основной_20_шрифт_20_абзаца"><text:span text:style-name="T5">, наименование </text:span></text:span><text:span text:style-name="Основной_20_шрифт_20_абзаца"><text:span text:style-name="T6"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6"><text:tab/></text:span></text:span></text:p>
      <text:p text:style-name="P4"><text:span text:style-name="Основной_20_шрифт_20_абзаца"><text:span text:style-name="T5">Интерпретатор команд </text:span></text:span><text:span text:style-name="Основной_20_шрифт_20_абзаца"><text:span text:style-name="T6"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6"><text:tab/><text:tab/><text:tab/></text:span></text:span></text:p>
      <text:p text:style-name="P4"><text:span text:style-name="Основной_20_шрифт_20_абзаца"><text:span text:style-name="T5">Система программирования </text:span></text:span><text:span text:style-name="Основной_20_шрифт_20_абзаца"><text:span text:style-name="T6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6"><text:tab/><text:tab/></text:span></text:span></text:p>
      <text:p text:style-name="P4"><text:span text:style-name="Основной_20_шрифт_20_абзаца"><text:span text:style-name="T5">Редактор текстов </text:span></text:span><text:span text:style-name="Основной_20_шрифт_20_абзаца"><text:span text:style-name="T6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6"><text:tab/><text:tab/><text:tab/></text:span></text:span></text:p>
      <text:p text:style-name="P4"><text:span text:style-name="Основной_20_шрифт_20_абзаца"><text:span text:style-name="T5">Утилиты операционной системы </text:span></text:span><text:span text:style-name="Основной_20_шрифт_20_абзаца"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4"><text:span text:style-name="Основной_20_шрифт_20_абзаца"><text:span text:style-name="T5">Прикладные системы и программы </text:span></text:span><text:span text:style-name="Основной_20_шрифт_20_абзаца"><text:span text:style-name="T6"><text:tab/><text:tab/><text:tab/><text:tab/><text:tab/><text:tab/><text:tab/><text:tab/><text:tab/></text:span></text:span></text:p>
      <text:p text:style-name="P4"><text:span text:style-name="Основной_20_шрифт_20_абзаца"><text:span text:style-name="T5">Местонахождения и имена файлов программ и данных <text:s text:c="2"/></text:span></text:span><text:span text:style-name="Основной_20_шрифт_20_абзаца"><text:span text:style-name="T6"><text:tab/><text:tab/><text:tab/><text:tab/><text:tab/><text:tab/></text:span></text:span><text:soft-page-break/><text:span text:style-name="Основной_20_шрифт_20_абзаца"><text:span text:style-name="T6"><text:tab/><text:tab/><text:tab/><text:tab/><text:tab/><text:tab/><text:tab/><text:tab/><text:tab/><text:tab/><text:tab/><text:tab/><text:tab/></text:span></text:span></text:p>
      <text:list xml:id="list865880900" text:style-name="L5">
        <text:list-item>
          <text:p text:style-name="P23"><text:span text:style-name="Основной_20_шрифт_20_абзаца"><text:span text:style-name="T11">Идея, метод, алгоритм</text:span></text:span><text:span text:style-name="Основной_20_шрифт_20_абзаца"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span></text:p>
        </text:list-item>
      </text:list>
      <text:p text:style-name="P7"/>
      <text:p text:style-name="P7"/>
      <text:p text:style-name="P16"><text:span text:style-name="T19">#include</text:span><text:span text:style-name="T20"> </text:span><text:span text:style-name="T21">&lt;string.h&gt;</text:span></text:p>
      <text:p text:style-name="P15"><text:span text:style-name="T19">#include</text:span><text:span text:style-name="T20"> </text:span><text:span text:style-name="T21">&lt;stdio.h&gt;</text:span></text:p>
      <text:p text:style-name="P17">// лаба 14----------------------------------------------------</text:p>
      <text:p text:style-name="P15"><text:span text:style-name="T20">int</text:span> <text:span text:style-name="T22">main</text:span>(<text:span text:style-name="T20">void</text:span>){</text:p>
      <text:p text:style-name="P15"><text:span text:style-name="T20">int</text:span> <text:span text:style-name="T23">n</text:span>;</text:p>
      <text:p text:style-name="P15"><text:span text:style-name="T22">scanf</text:span>(<text:span text:style-name="T21">"</text:span><text:span text:style-name="T23">%d</text:span><text:span text:style-name="T21">"</text:span>, &amp;<text:span text:style-name="T23">n</text:span>);</text:p>
      <text:p text:style-name="P15"><text:span text:style-name="T20">int</text:span> <text:span text:style-name="T23">m</text:span>[<text:span text:style-name="T23">n</text:span>][<text:span text:style-name="T23">n</text:span>];</text:p>
      <text:p text:style-name="P15"><text:span text:style-name="T19">for</text:span>(<text:span text:style-name="T20">int</text:span> <text:span text:style-name="T23">i</text:span>=<text:span text:style-name="T24">0</text:span>; <text:span text:style-name="T23">i</text:span>!=<text:span text:style-name="T23">n</text:span>; ++<text:span text:style-name="T23">i</text:span>){</text:p>
      <text:p text:style-name="P15"><text:span text:style-name="T19">for</text:span>(<text:span text:style-name="T20">int</text:span> <text:span text:style-name="T23">j</text:span>=<text:span text:style-name="T24">0</text:span>; <text:span text:style-name="T23">j</text:span>!=<text:span text:style-name="T23">n</text:span>; ++<text:span text:style-name="T23">j</text:span>){</text:p>
      <text:p text:style-name="P15"><text:span text:style-name="T22">scanf</text:span>(<text:span text:style-name="T21">"</text:span><text:span text:style-name="T23">%d</text:span><text:span text:style-name="T21">"</text:span>, &amp;<text:span text:style-name="T23">m</text:span>[<text:span text:style-name="T23">i</text:span>][<text:span text:style-name="T23">j</text:span>]);</text:p>
      <text:p text:style-name="P15">}</text:p>
      <text:p text:style-name="P15">}</text:p>
      <text:p text:style-name="P15"><text:span text:style-name="T20">int</text:span> <text:span text:style-name="T23">i</text:span>;</text:p>
      <text:p text:style-name="P15"><text:span text:style-name="T20">int</text:span> <text:span text:style-name="T23">j</text:span>;</text:p>
      <text:p text:style-name="P15"><text:span text:style-name="T23">i</text:span>=<text:span text:style-name="T24">0</text:span>;</text:p>
      <text:p text:style-name="P15"><text:span text:style-name="T23">j</text:span>=<text:span text:style-name="T24">3</text:span>;</text:p>
      <text:p text:style-name="P15"><text:span text:style-name="T22">printf</text:span>(<text:span text:style-name="T21">"</text:span><text:span text:style-name="T23">%d</text:span><text:span text:style-name="T21"> "</text:span>, <text:span text:style-name="T23">m</text:span>[<text:span text:style-name="T23">i</text:span>][<text:span text:style-name="T23">j</text:span>]);</text:p>
      <text:p text:style-name="P15">--<text:span text:style-name="T23">j</text:span>;</text:p>
      <text:p text:style-name="P15"><text:span text:style-name="T22">printf</text:span>(<text:span text:style-name="T21">"</text:span><text:span text:style-name="T23">%d</text:span><text:span text:style-name="T21"> "</text:span>, <text:span text:style-name="T23">m</text:span>[<text:span text:style-name="T23">i</text:span>][<text:span text:style-name="T23">j</text:span>]);</text:p>
      <text:p text:style-name="P15"><text:span text:style-name="T19">while</text:span>(<text:span text:style-name="T23">j</text:span>&lt;<text:span text:style-name="T23">n</text:span>){</text:p>
      <text:p text:style-name="P15">++<text:span text:style-name="T23">i</text:span>;</text:p>
      <text:p text:style-name="P15">++<text:span text:style-name="T23">j</text:span>;</text:p>
      <text:p text:style-name="P15"><text:span text:style-name="T22">printf</text:span>(<text:span text:style-name="T21">"</text:span><text:span text:style-name="T23">%d</text:span><text:span text:style-name="T21"> "</text:span>, <text:span text:style-name="T23">m</text:span>[<text:span text:style-name="T23">i</text:span>][<text:span text:style-name="T23">j</text:span>]);</text:p>
      <text:p text:style-name="P15"><text:span text:style-name="T19">if</text:span>(<text:span text:style-name="T23">j</text:span>==<text:span text:style-name="T23">n</text:span>-<text:span text:style-name="T24">1</text:span>){</text:p>
      <text:p text:style-name="P15">++<text:span text:style-name="T23">i</text:span>;</text:p>
      <text:p text:style-name="P15"><text:span text:style-name="T22">printf</text:span>(<text:span text:style-name="T21">"</text:span><text:span text:style-name="T23">%d</text:span><text:span text:style-name="T21"> "</text:span>, <text:span text:style-name="T23">m</text:span>[<text:span text:style-name="T23">i</text:span>][<text:span text:style-name="T23">j</text:span>]);</text:p>
      <text:p text:style-name="P15"><text:span text:style-name="T19">while</text:span>(<text:span text:style-name="T23">i</text:span>!=<text:span text:style-name="T24">0</text:span>){</text:p>
      <text:p text:style-name="P15">--<text:span text:style-name="T23">i</text:span>;</text:p>
      <text:p text:style-name="P15">--<text:span text:style-name="T23">j</text:span>;</text:p>
      <text:p text:style-name="P15"><text:span text:style-name="T22">printf</text:span>(<text:span text:style-name="T21">"</text:span><text:span text:style-name="T23">%d</text:span><text:span text:style-name="T21"> "</text:span>, <text:span text:style-name="T23">m</text:span>[<text:span text:style-name="T23">i</text:span>][<text:span text:style-name="T23">j</text:span>]);</text:p>
      <text:p text:style-name="P15">}</text:p>
      <text:p text:style-name="P15">--<text:span text:style-name="T23">j</text:span>;</text:p>
      <text:p text:style-name="P15"><text:span text:style-name="T22">printf</text:span>(<text:span text:style-name="T21">"</text:span><text:span text:style-name="T23">%d</text:span><text:span text:style-name="T21"> "</text:span>, <text:span text:style-name="T23">m</text:span>[<text:span text:style-name="T23">i</text:span>][<text:span text:style-name="T23">j</text:span>]);</text:p>
      <text:p text:style-name="P15"><text:span text:style-name="T19">while</text:span>(<text:span text:style-name="T23">j</text:span>&lt;<text:span text:style-name="T23">n</text:span> &amp;&amp; <text:span text:style-name="T23">i</text:span>&lt;<text:span text:style-name="T23">n</text:span>){</text:p>
      <text:p text:style-name="P15">++<text:span text:style-name="T23">i</text:span>;</text:p>
      <text:p text:style-name="P15">++<text:span text:style-name="T23">j</text:span>;</text:p>
      <text:p text:style-name="P15"><text:span text:style-name="T22">printf</text:span>(<text:span text:style-name="T21">"</text:span><text:span text:style-name="T23">%d</text:span><text:span text:style-name="T21"> "</text:span>, <text:span text:style-name="T23">m</text:span>[<text:span text:style-name="T23">i</text:span>][<text:span text:style-name="T23">j</text:span>]);</text:p>
      <text:p text:style-name="P15"><text:span text:style-name="T19">if</text:span>(<text:span text:style-name="T23">i</text:span>==<text:span text:style-name="T24">3</text:span> &amp;&amp; <text:span text:style-name="T23">j</text:span>==<text:span text:style-name="T24">3</text:span>){</text:p>
      <text:p text:style-name="P15"><text:span text:style-name="T19">break</text:span>;</text:p>
      <text:p text:style-name="P15">}</text:p>
      <text:p text:style-name="P15">}</text:p>
      <text:p text:style-name="P15">--<text:span text:style-name="T23">j</text:span>;</text:p>
      <text:p text:style-name="P15"><text:span text:style-name="T19">while</text:span>(<text:span text:style-name="T23">i</text:span>!=<text:span text:style-name="T24">0</text:span>){</text:p>
      <text:p text:style-name="P15"><text:span text:style-name="T22">printf</text:span>(<text:span text:style-name="T21">"</text:span><text:span text:style-name="T23">%d</text:span><text:span text:style-name="T21"> "</text:span>, <text:span text:style-name="T23">m</text:span>[<text:span text:style-name="T23">i</text:span>][<text:span text:style-name="T23">j</text:span>]); --<text:span text:style-name="T23">i</text:span>; --<text:span text:style-name="T23">j</text:span>;</text:p>
      <text:p text:style-name="P15">}</text:p>
      <text:p text:style-name="P15">++<text:span text:style-name="T23">i</text:span>;</text:p>
      <text:p text:style-name="P15"><text:span text:style-name="T19">while</text:span>(<text:span text:style-name="T23">i</text:span>!=<text:span text:style-name="T23">n</text:span>-<text:span text:style-name="T24">1</text:span>){</text:p>
      <text:p text:style-name="P15">++<text:span text:style-name="T23">i</text:span>;</text:p>
      <text:p text:style-name="P15">++<text:span text:style-name="T23">j</text:span>;</text:p>
      <text:p text:style-name="P15"><text:span text:style-name="T22">printf</text:span>(<text:span text:style-name="T21">"</text:span><text:span text:style-name="T23">%d</text:span><text:span text:style-name="T21"> "</text:span>, <text:span text:style-name="T23">m</text:span>[<text:span text:style-name="T23">i</text:span>][<text:span text:style-name="T23">j</text:span>]);</text:p>
      <text:p text:style-name="P15">}</text:p>
      <text:p text:style-name="P15"><text:span text:style-name="T22">printf</text:span>(<text:span text:style-name="T21">"</text:span><text:span text:style-name="T23">%d</text:span><text:span text:style-name="T21"> "</text:span>, <text:span text:style-name="T23">m</text:span>[<text:span text:style-name="T23">i</text:span>][<text:span text:style-name="T23">j</text:span>-<text:span text:style-name="T24">1</text:span>]);</text:p>
      <text:p text:style-name="P15"><text:span text:style-name="T19">break</text:span>;</text:p>
      <text:p text:style-name="P15">}</text:p>
      <text:p text:style-name="P18"/>
      <text:p text:style-name="P15">}</text:p>
      <text:p text:style-name="P15">}</text:p>
      <text:p text:style-name="P27"><text:soft-page-break/></text:p>
      <text:p text:style-name="P11"/>
      <text:p text:style-name="Обычный"><text:span text:style-name="Основной_20_шрифт_20_абзаца"><text:span text:style-name="T12">Пункты 1-7 отчёта составляются </text:span></text:span><text:span text:style-name="Основной_20_шрифт_20_абзаца"><text:span text:style-name="T14">строго до</text:span></text:span><text:span text:style-name="Основной_20_шрифт_20_абзаца"><text:span text:style-name="T12"> начала лабораторной работы.</text:span></text:span></text:p>
      <text:p text:style-name="Обычный"/>
      <text:p text:style-name="P12"><text:span text:style-name="Основной_20_шрифт_20_абзаца"><text:span text:style-name="T5">Допущен к выполнению работы. Подпись преподавателя </text:span></text:span><text:span text:style-name="Основной_20_шрифт_20_абзаца"><text:span text:style-name="T6"><text:tab/><text:tab/><text:tab/><text:tab/></text:span></text:span></text:p>
      <text:list xml:id="list1619126864" text:style-name="L6">
        <text:list-item>
          <text:p text:style-name="P24"><text:span text:style-name="Основной_20_шрифт_20_абзаца"><text:span text:style-name="T11">Распечатка протокола</text:span></text:span><text:span text:style-name="Основной_20_шрифт_20_абзаца"><text:span text:style-name="T5"> (подклеить листинг окончательного варианта программы с текстовыми примерами, подписанный преподавателем)</text:span></text:span></text:p>
        </text:list-item>
      </text:list>
      <text:p text:style-name="Обычный"/>
      <text:list xml:id="list2227524646" text:style-name="L7">
        <text:list-item>
          <text:p text:style-name="P26"><text:span text:style-name="Основной_20_шрифт_20_абзаца"><text:span text:style-name="T11">Дневник отладки</text:span></text:span><text:span text:style-name="Основной_20_шрифт_20_абзаца"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14"><text:span text:style-name="Основной_20_шрифт_20_абзаца"><text:span text:style-name="T15">№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3">Лаб.</text:span></text:span></text:p>
            <text:p text:style-name="P14"><text:span text:style-name="Основной_20_шрифт_20_абзаца"><text:span text:style-name="T3">или</text:span></text:span></text:p>
            <text:p text:style-name="P14"><text:span text:style-name="Основной_20_шрифт_20_абзаца"><text:span text:style-name="T3">дом.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3">Дата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3">Время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3">Событие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3">Действие по исправлению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3">Примечание</text:span></text:span></text:p>
          </table:table-cell>
        </table:table-row>
        <table:table-row>
          <table:table-cell table:style-name="Таблица2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</table:table-row>
      </table:table>
      <text:p text:style-name="P6"/>
      <text:list xml:id="list3410775676" text:style-name="L8">
        <text:list-item>
          <text:p text:style-name="P25"><text:span text:style-name="Основной_20_шрифт_20_абзаца"><text:span text:style-name="T5">Замечание автора по существу работы </text:span></text:span><text:span text:style-name="Основной_20_шрифт_20_абзаца"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  <text:list-item>
          <text:p text:style-name="P25"><text:span text:style-name="Основной_20_шрифт_20_абзаца"><text:span text:style-name="T5">Выводы <text:s/>: <text:s text:c="2"/>составил программу, производящую операции над матрицей</text:span></text:span></text:p>
        </text:list-item>
        <text:list-item>
          <text:p text:style-name="P25"/>
        </text:list-item>
      </text:list>
      <text:p text:style-name="P4"><text:span text:style-name="Основной_20_шрифт_20_абзаца"><text:span text:style-name="T5">Недочеты, допущенные при выполнении задания, могут быть устранены следующим образом </text:span></text:span><text:span text:style-name="Основной_20_шрифт_20_абзаца"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4"/>
      <text:p text:style-name="P13"><text:span text:style-name="Основной_20_шрифт_20_абзаца"><text:span text:style-name="T5">Подпись студента </text:span></text:span><text:span text:style-name="Основной_20_шрифт_20_абзаца"><text:span text:style-name="T6"><text:tab/><text:tab/><text:tab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OpenSymbol" svg:font-family="OpenSymbol" style:font-charset="x-symbol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Стандартный_20_HTML" style:display-name="Стандартный HTML" style:family="paragraph" style:parent-style-name="Обычный">
      <style:paragraph-properties fo:orphans="2" fo:widows="2" fo:hyphenation-ladder-count="no-limit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0-11-04T15:27:00Z</meta:creation-date>
    <dc:date>2022-12-26T12:16:29.344781859</dc:date>
    <meta:print-date>2020-12-24T10:25:00Z</meta:print-date>
    <meta:editing-cycles>4</meta:editing-cycles>
    <meta:editing-duration>PT12M47S</meta:editing-duration>
    <meta:document-statistic meta:table-count="2" meta:image-count="0" meta:object-count="1" meta:page-count="3" meta:paragraph-count="108" meta:word-count="414" meta:character-count="3300" meta:non-whitespace-character-count="2595"/>
    <meta:template xlink:type="simple" xlink:actuate="onRequest" xlink:title="" xlink:href="../report(6).odt/Normal"/>
  </office:meta>
</office:document-meta>
</file>